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Gpg encryption</text:p>
      <text:p text:style-name="P2"><text:s/><text:span text:style-name="T1">gpg uses</text:span> <text:span text:style-name="T1">both</text:span> <text:span text:style-name="T1">encryption key and password to encrypt a file.</text:span></text:p>
      <text:p text:style-name="P5"/>
      <text:p text:style-name="P5">To use encryption key to encrypt a file, an encryption key has to be created first.</text:p>
      <text:p text:style-name="P5"/>
      <text:p text:style-name="P4">Encryption key creation in gpg</text:p>
      <text:list xml:id="list2611869570408336397" text:style-name="L1">
        <text:list-item>
          <text:p text:style-name="P6">gpg –gen-key</text:p>
          <text:p text:style-name="P6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gpg (GnuPG) 2.0.14; Copyright (C) 2009 Free Software Foundation, Inc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This is free software: you are free to change and redistribute it.</text:p>
      <text:p text:style-name="P3"><text:tab/><text:tab/><text:tab/>There is NO WARRANTY, to the extent permitted by law.</text:p>
      <text:p text:style-name="P3"/>
      <text:p text:style-name="P3"><text:tab/><text:tab/><text:tab/>Please select what kind of key you want:</text:p>
      <text:p text:style-name="P3"><text:s text:c="3"/><text:tab/><text:tab/><text:tab/>(1) RSA and RSA (default)</text:p>
      <text:p text:style-name="P3"><text:tab/> <text:s text:c="2"/><text:tab/><text:tab/>(2) DSA and Elgamal</text:p>
      <text:p text:style-name="P3"><text:s text:c="3"/><text:tab/><text:tab/><text:tab/>(3) DSA (sign only)</text:p>
      <text:p text:style-name="P3"><text:s text:c="3"/><text:tab/><text:tab/><text:tab/>(4) RSA (sign only)</text:p>
      <text:p text:style-name="P3"/>
      <text:p text:style-name="Standard"/>
      <text:p text:style-name="Standard"><text:tab/><text:tab/><text:tab/>Your selection?</text:p>
      <text:p text:style-name="Standard"><text:tab/><text:tab/><text:tab/>RSA keys may be between 1024 and 4096 bits long.</text:p>
      <text:p text:style-name="Standard"><text:tab/><text:tab/><text:tab/>What keysize do you want? (2048)</text:p>
      <text:p text:style-name="Standard"><text:tab/><text:tab/><text:tab/>Requested keysize is 2048 bits</text:p>
      <text:p text:style-name="Standard"><text:tab/><text:tab/><text:tab/></text:p>
      <text:p text:style-name="Standard"><text:tab/><text:tab/><text:tab/></text:p>
      <text:p text:style-name="Standard"><text:tab/><text:tab/><text:tab/>Please specify how long the key should be valid.</text:p>
      <text:p text:style-name="Standard"><text:s text:c="18"/><text:tab/><text:tab/> <text:s text:c="11"/>0 = key does not expire</text:p>
      <text:p text:style-name="Standard"><text:tab/><text:tab/> <text:s text:c="11"/><text:tab/>&lt;n&gt; <text:s/>= key expires in n days</text:p>
      <text:p text:style-name="Standard"><text:tab/><text:tab/><text:tab/><text:tab/>&lt;n&gt;w = key expires in n weeks</text:p>
      <text:p text:style-name="Standard"><text:tab/><text:tab/><text:tab/><text:tab/>&lt;n&gt;m = key expires in n months</text:p>
      <text:p text:style-name="Standard"><text:s text:c="47"/>&lt;n&gt;y = key expires in n years</text:p>
      <text:p text:style-name="Standard"><text:tab/><text:tab/><text:tab/><text:tab/>Key is valid for? (0)</text:p>
      <text:p text:style-name="Standard"><text:tab/><text:tab/><text:tab/><text:tab/>Key does not expire at all</text:p>
      <text:p text:style-name="Standard"/>
      <text:p text:style-name="Standard"/>
      <text:p text:style-name="Standard"><text:tab/><text:tab/><text:tab/>Is this correct? (y/N) y</text:p>
      <text:p text:style-name="Standard"/>
      <text:p text:style-name="Standard"><text:tab/><text:tab/><text:tab/>GnuPG needs to construct a user ID to identify your key.</text:p>
      <text:p text:style-name="Standard"/>
      <text:p text:style-name="Standard"><text:tab/><text:tab/><text:tab/>Real name: test_pass</text:p>
      <text:p text:style-name="Standard"><text:tab/><text:tab/><text:tab/>Email address:</text:p>
      <text:p text:style-name="Standard"><text:tab/><text:tab/><text:tab/>Comment:<text:tab/></text:p>
      <text:p text:style-name="Standard"><text:tab/><text:tab/><text:tab/>You selected this USER-ID:</text:p>
      <text:p text:style-name="Standard"><text:tab/><text:tab/><text:tab/> <text:s text:c="3"/>"test_pass"</text:p>
      <text:p text:style-name="Standard"/>
      <text:p text:style-name="Standard"><text:tab/><text:tab/><text:tab/>Change (N)ame, (C)omment, (E)mail or (O)kay/(Q)uit? o</text:p>
      <text:p text:style-name="Standard"><text:soft-page-break/><text:tab/><text:tab/><text:tab/>You need a Passphrase to protect your secret key.</text:p>
      <text:p text:style-name="Standard"/>
      <text:p text:style-name="Standard"><text:tab/><text:tab/><text:tab/>We need to generate a lot of random bytes. It is a good idea to perform</text:p>
      <text:p text:style-name="Standard"><text:tab/><text:tab/><text:tab/>some other action (type on the keyboard, move the mouse, utilize the</text:p>
      <text:p text:style-name="Standard"><text:tab/><text:tab/><text:tab/>disks) during the prime generation; this gives the random number</text:p>
      <text:p text:style-name="Standard"><text:tab/><text:tab/><text:tab/>generator a better chance to gain enough entropy.</text:p>
      <text:p text:style-name="Standard"><text:tab/><text:tab/><text:tab/>We need to generate a lot of random bytes. It is a good idea to perform</text:p>
      <text:p text:style-name="Standard"><text:tab/><text:tab/><text:tab/>some other action (type on the keyboard, move the mouse, utilize the</text:p>
      <text:p text:style-name="Standard"><text:tab/><text:tab/><text:tab/>disks) during the prime generation; this gives the random number</text:p>
      <text:p text:style-name="Standard"><text:tab/><text:tab/><text:tab/>generator a better chance to gain enough entropy.</text:p>
      <text:p text:style-name="Standard"><text:tab/><text:tab/><text:tab/>gpg: key 4B2CC33E marked as ultimately trusted</text:p>
      <text:p text:style-name="Standard"><text:tab/><text:tab/><text:tab/>public and secret key created and signed.</text:p>
      <text:p text:style-name="Standard"/>
      <text:p text:style-name="Standard"><text:tab/><text:tab/><text:tab/>gpg: checking the trustdb</text:p>
      <text:p text:style-name="Standard"><text:tab/><text:tab/><text:tab/>gpg: 3 marginal(s) needed, 1 complete(s) needed, PGP trust model</text:p>
      <text:p text:style-name="Standard"><text:tab/><text:tab/><text:tab/>gpg: depth: 0 <text:s/>valid: <text:s text:c="2"/>4 <text:s/>signed: <text:s text:c="2"/>0 <text:s/>trust: 0-, 0q, 0n, 0m, 0f, 4u</text:p>
      <text:p text:style-name="Standard"><text:tab/><text:tab/><text:tab/>pub <text:s text:c="2"/>2048R/4B2CC33E 2018-04-28</text:p>
      <text:p text:style-name="Standard"><text:tab/><text:tab/><text:tab/> <text:s text:c="5"/>Key fingerprint = C567 62E4 A9DD 14A6 15EA <text:s/>FE39 07C2 E189 4B2C <text:tab/><text:tab/><text:tab/><text:tab/>C33E</text:p>
      <text:p text:style-name="Standard"><text:tab/><text:tab/><text:tab/>uid <text:s text:c="17"/>test_pass</text:p>
      <text:p text:style-name="Standard"><text:tab/><text:tab/><text:tab/>sub <text:s text:c="2"/>2048R/E6D9A78A 2018-04-28</text:p>
      <text:p text:style-name="Standard"/>
      <text:p text:style-name="Standard"/>
      <text:p text:style-name="P4">encrypting a file using an encryption key</text:p>
      <text:list xml:id="list390864067422025389" text:style-name="L2">
        <text:list-item>
          <text:p text:style-name="P7">gpg -e -r test_pass filename</text:p>
        </text:list-item>
      </text:list>
      <text:p text:style-name="P5">The above command creates a .gpg file which is encrypted using the 'test_pass' encryption key. </text:p>
      <text:p text:style-name="P5"/>
      <text:p text:style-name="P5"><text:span text:style-name="T2">Command to list all the public keys</text:span> </text:p>
      <text:p text:style-name="P5"><text:s/>gpg -k (stored in/root/.gnupg/pubring.gpg file)</text:p>
      <text:p text:style-name="P5"/>
      <text:p text:style-name="P4">command to list all the secret keys</text:p>
      <text:p text:style-name="P5">gpg –list-secret-keys (stored in /root/.gnupg/secring.gpg file)</text:p>
      <text:p text:style-name="P5"/>
      <text:p text:style-name="P4">Decrypting an encrypted file</text:p>
      <text:p text:style-name="P5"><text:s/>gpg -d filename – this will prompt for the passphrase used to create the encryption key.</text:p>
      <text:p text:style-name="P5"/>
      <text:p text:style-name="P5"/>
      <text:p text:style-name="P4">Encryption using password</text:p>
      <text:p text:style-name="P5">gpg -c filename</text:p>
      <text:p text:style-name="P5"/>
      <text:p text:style-name="P4">start gpg service</text:p>
      <text:p text:style-name="P5">gpg-agent --daemon --no-use-standard-socket</text:p>
      <text:p text:style-name="P5"/>
      <text:p text:style-name="P5"/>
      <text:p text:style-name="P4"><text:soft-page-break/>feed random data from hardware to kernel random device</text:p>
      <text:p text:style-name="P5"><text:s/>rngd -r /dev/urandom</text:p>
      <text:p text:style-name="P5"/>
      <text:p text:style-name="P5"/>
      <text:p text:style-name="P5"/>
      <text:p text:style-name="P5"/>
      <text:p text:style-name="P5"><text:s/><text:span text:style-name="T2">encrypt mysqldump with gpg</text:span></text:p>
      <text:p text:style-name="P5">mysqldump -u testuser -p my_new_test | gpg -e -r 'test_pass' | gzip &gt; my_new_test.sql.gz</text:p>
      <text:p text:style-name="P5"/>
      <text:p text:style-name="P4">encrypt mysqldump using .cnf file</text:p>
      <text:p text:style-name="P5">mysqldump --defaults-extra-file=/root/.my.cnf my_new_test <text:s/>| gpg -e -r 'test_pass' | gzip &gt; my_new_test.sql.gz</text:p>
      <text:p text:style-name="P5"/>
      <text:p text:style-name="P5"/>
      <text:p text:style-name="P4">encrypt a file using AES256 encryption and password</text:p>
      <text:p text:style-name="P5">gpg --cipher-algo AES256 -c filename</text:p>
      <text:p text:style-name="P5"/>
      <text:p text:style-name="P5"/>
      <text:p text:style-name="P4">export a secret key </text:p>
      <text:p text:style-name="P5">gpg –export-secret-key key_id &gt; filename </text:p>
      <text:p text:style-name="P5"/>
      <text:p text:style-name="P4">export a public key</text:p>
      <text:p text:style-name="P5">gpg –export -a key_id &gt; filename</text:p>
      <text:p text:style-name="P5"/>
      <text:p text:style-name="P5"/>
      <text:p text:style-name="P4">import a secret key</text:p>
      <text:p text:style-name="P5">gpg –allow-secret-key-import –import filename</text:p>
      <text:p text:style-name="P5"/>
      <text:p text:style-name="P4">import a public key</text:p>
      <text:p text:style-name="P5">gpg –export filename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8T12:02:10.14</meta:creation-date>
    <dc:date>2018-05-24T09:25:24.60</dc:date>
    <meta:editing-duration>PT18H2M58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3" meta:paragraph-count="82" meta:word-count="553" meta:character-count="3498"/>
  </office:meta>
</office:document-meta>
</file>